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svg:stroke-color="#00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333333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svg:stroke-width="0.1cm" svg:stroke-color="#99ff66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282cm" svg:y1="3.191cm" svg:x2="9.064cm" svg:y2="3.191cm">
          <text:p/>
        </draw:line>
        <draw:line draw:style-name="gr2" draw:text-style-name="P1" draw:layer="layout" svg:x1="9.623cm" svg:y1="6.282cm" svg:x2="12.714cm" svg:y2="6.282cm">
          <text:p/>
        </draw:line>
        <draw:line draw:style-name="gr2" draw:text-style-name="P1" draw:layer="layout" svg:x1="8.987cm" svg:y1="3.15cm" svg:x2="13.796cm" svg:y2="3.191cm">
          <text:p/>
        </draw:line>
        <draw:line draw:style-name="gr2" draw:text-style-name="P1" draw:layer="layout" svg:x1="9.743cm" svg:y1="6.359cm" svg:x2="13.787cm" svg:y2="3.2cm">
          <text:p/>
        </draw:line>
        <draw:line draw:style-name="gr2" draw:text-style-name="P1" draw:layer="layout" svg:x1="8.687cm" svg:y1="3.2cm" svg:x2="9.743cm" svg:y2="6.436cm">
          <text:p/>
        </draw:line>
        <draw:line draw:style-name="gr2" draw:text-style-name="P1" draw:layer="layout" svg:x1="12.834cm" svg:y1="6.359cm" svg:x2="13.787cm" svg:y2="3.2cm">
          <text:p/>
        </draw:line>
        <draw:line draw:style-name="gr2" draw:text-style-name="P1" draw:layer="layout" svg:x1="11.211cm" svg:y1="0.718cm" svg:x2="13.787cm" svg:y2="3.2cm">
          <text:p/>
        </draw:line>
        <draw:line draw:style-name="gr2" draw:text-style-name="P1" draw:layer="layout" svg:x1="11.211cm" svg:y1="0.718cm" svg:x2="8.687cm" svg:y2="3.2cm">
          <text:p/>
        </draw:line>
        <draw:line draw:style-name="gr2" draw:text-style-name="P1" draw:layer="layout" svg:x1="12.834cm" svg:y1="6.359cm" svg:x2="8.687cm" svg:y2="3.1cm">
          <text:p/>
        </draw:line>
        <draw:line draw:style-name="gr2" draw:text-style-name="P1" draw:layer="layout" svg:x1="12.834cm" svg:y1="6.359cm" svg:x2="11.211cm" svg:y2="0.718cm">
          <text:p/>
        </draw:line>
        <draw:line draw:style-name="gr2" draw:text-style-name="P1" draw:layer="layout" svg:x1="9.743cm" svg:y1="6.359cm" svg:x2="11.211cm" svg:y2="0.718cm">
          <text:p/>
        </draw:line>
        <draw:custom-shape draw:style-name="gr3" draw:text-style-name="P1" draw:layer="layout" svg:width="1.313cm" svg:height="1.314cm" svg:x="10.551cm" svg:y="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1.313cm" svg:height="1.314cm" svg:x="12.019cm" svg:y="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314cm" svg:height="1.314cm" svg:x="9.082cm" svg:y="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1.313cm" svg:height="1.314cm" svg:x="8.001cm" svg:y="2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13cm" svg:height="1.314cm" svg:x="13.101cm" svg:y="2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709cm" svg:y1="6.282cm" svg:x2="4.8cm" svg:y2="6.282cm">
          <text:p/>
        </draw:line>
        <draw:line draw:style-name="gr4" draw:text-style-name="P1" draw:layer="layout" svg:x1="1.073cm" svg:y1="3.15cm" svg:x2="5.882cm" svg:y2="3.191cm">
          <text:p/>
        </draw:line>
        <draw:line draw:style-name="gr4" draw:text-style-name="P1" draw:layer="layout" svg:x1="1.829cm" svg:y1="6.359cm" svg:x2="5.873cm" svg:y2="3.2cm">
          <text:p/>
        </draw:line>
        <draw:line draw:style-name="gr4" draw:text-style-name="P1" draw:layer="layout" svg:x1="0.773cm" svg:y1="3.2cm" svg:x2="1.829cm" svg:y2="6.436cm">
          <text:p/>
        </draw:line>
        <draw:line draw:style-name="gr4" draw:text-style-name="P1" draw:layer="layout" svg:x1="4.92cm" svg:y1="6.359cm" svg:x2="5.873cm" svg:y2="3.2cm">
          <text:p/>
        </draw:line>
        <draw:line draw:style-name="gr4" draw:text-style-name="P1" draw:layer="layout" svg:x1="3.297cm" svg:y1="0.718cm" svg:x2="5.873cm" svg:y2="3.2cm">
          <text:p/>
        </draw:line>
        <draw:line draw:style-name="gr4" draw:text-style-name="P1" draw:layer="layout" svg:x1="3.297cm" svg:y1="0.718cm" svg:x2="0.773cm" svg:y2="3.2cm">
          <text:p/>
        </draw:line>
        <draw:line draw:style-name="gr4" draw:text-style-name="P1" draw:layer="layout" svg:x1="4.92cm" svg:y1="6.359cm" svg:x2="0.773cm" svg:y2="3.1cm">
          <text:p/>
        </draw:line>
        <draw:line draw:style-name="gr4" draw:text-style-name="P1" draw:layer="layout" svg:x1="4.92cm" svg:y1="6.359cm" svg:x2="3.297cm" svg:y2="0.718cm">
          <text:p/>
        </draw:line>
        <draw:line draw:style-name="gr4" draw:text-style-name="P1" draw:layer="layout" svg:x1="1.829cm" svg:y1="6.359cm" svg:x2="3.297cm" svg:y2="0.718cm">
          <text:p/>
        </draw:line>
        <draw:custom-shape draw:style-name="gr3" draw:text-style-name="P1" draw:layer="layout" svg:width="1.313cm" svg:height="1.314cm" svg:x="2.637cm" svg:y="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1.313cm" svg:height="1.314cm" svg:x="4.105cm" svg:y="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314cm" svg:height="1.314cm" svg:x="1.168cm" svg:y="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1.313cm" svg:height="1.314cm" svg:x="0.087cm" svg:y="2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13cm" svg:height="1.314cm" svg:x="5.187cm" svg:y="2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30:22.487136326</meta:creation-date>
    <dc:date>2014-02-17T15:26:00.655308891</dc:date>
    <meta:editing-duration>PT45M41S</meta:editing-duration>
    <meta:editing-cycles>11</meta:editing-cycles>
    <meta:generator>LibreOffice/4.1.4.2$Linux_X86_64 LibreOffice_project/410m0$Build-2</meta:generator>
    <meta:print-date>2014-02-17T15:25:58.872679188</meta:print-date>
    <meta:document-statistic meta:object-count="33"/>
  </office:meta>
</office:document-meta>
</file>